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1DA2044C601AB3AD956.png" manifest:media-type="image/png"/>
  <manifest:file-entry manifest:full-path="Pictures/10000201000002D1000001FD3A9805D093747A57.png" manifest:media-type="image/png"/>
  <manifest:file-entry manifest:full-path="Pictures/10000201000002AD000001BBFB6FE19B2EE162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2.143cm" svg:y="-0.208cm" svg:width="13.187cm" svg:height="8.527cm" draw:z-index="0"><draw:image xlink:href="Pictures/10000201000002AD000001BBFB6FE19B2EE162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3.575cm" svg:y="4.763cm" svg:width="12.82cm" svg:height="9.051cm" draw:z-index="1"><draw:image xlink:href="Pictures/10000201000002D1000001FD3A9805D093747A5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n3" text:anchor-type="char" svg:x="1.471cm" svg:y="0cm" svg:width="14.365cm" svg:height="9.195cm" draw:z-index="2"><draw:image xlink:href="Pictures/100002010000028A000001DA2044C601AB3AD95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1:22:32.700227872</meta:creation-date>
    <dc:date>2021-12-09T11:27:58.781116516</dc:date>
    <meta:editing-duration>PT5M2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